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7.842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12.173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4.03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Microsoft YaHei" style:font-name="Liberation Sans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John H. Conway and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and Craig D.Hodgson</text:p>
          </table:table-cell>
        </table:table-row>
      </table:table>
      <table:table table:name="Algorithm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8" table:default-cell-style-name="ce6"/>
        <table:table-column table:style-name="co9" table:default-cell-style-name="ce10"/>
        <table:table-row table:style-name="ro1">
          <table:table-cell table:style-name="ce5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table:style-name="ce7" office:value-type="string" calcext:value-type="string">
            <text:p>Numbers aplenty</text:p>
          </table:table-cell>
          <table:table-cell table:style-name="ce11"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7" table:default-cell-style-name="Default"/>
        <table:table-column table:style-name="co7" table:default-cell-style-name="ce21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analytic number theory, complex analysis, and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named-expressions/>
      <table:database-ranges>
        <table:database-range table:name="__Anonymous_Sheet_DB__3" table:target-range-address="Mathematicians.A1:Mathematicians.G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6:50:02.653673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07T18:59:13.396175752</dc:date>
    <meta:editing-duration>PT3H19M35S</meta:editing-duration>
    <meta:editing-cycles>53</meta:editing-cycles>
    <meta:generator>LibreOffice/7.1.3.2$Linux_X86_64 LibreOffice_project/10$Build-2</meta:generator>
    <meta:document-statistic meta:table-count="7" meta:cell-count="129" meta:object-count="0"/>
  </office:meta>
</office:document-meta>
</file>